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9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9:10</dc:date>
    <meta:generator>OpenOffice/4.1.15$Unix OpenOffice.org_project/4115m2$Build-9813</meta:generator>
    <meta:editing-duration>PT56M34S</meta:editing-duration>
    <meta:editing-cycles>3</meta:editing-cycles>
    <meta:document-statistic meta:table-count="1" meta:cell-count="615" meta:object-count="0"/>
  </office:meta>
</office:document-meta>
</file>